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7.882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Jenis Ujian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8.382cm" svg:height="5.334cm" svg:x="7.671cm" svg:y="3.861cm">
          <text:p text:style-name="P2"><text:span text:style-name="T1">Nama Jenis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10.673cm" svg:y1="5.131cm" svg:x2="13.338cm" svg:y2="5.131cm">
          <text:p/>
        </draw:line>
        <draw:line draw:style-name="gr2" draw:text-style-name="P1" draw:layer="layout" svg:x1="10.675cm" svg:y1="7.931cm" svg:x2="13.34cm" svg:y2="7.931cm">
          <text:p/>
        </draw:line>
        <draw:line draw:style-name="gr2" draw:text-style-name="P1" draw:layer="layout" svg:x1="13.338cm" svg:y1="5.131cm" svg:x2="10.6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37:48.599400081</dc:date>
    <meta:editing-duration>PT20M41S</meta:editing-duration>
    <meta:editing-cycles>5</meta:editing-cycles>
    <meta:generator>LibreOffice/5.1.6.2$Linux_x86 LibreOffice_project/10m0$Build-2</meta:generator>
    <meta:document-statistic meta:object-count="25"/>
  </office:meta>
</office:document-meta>
</file>